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8.591cm" table:align="margins"/>
    </style:style>
    <style:style style:name="Table2.A" style:family="table-column">
      <style:table-column-properties style:column-width="6.403cm" style:rel-column-width="22570*"/>
    </style:style>
    <style:style style:name="Table2.B" style:family="table-column">
      <style:table-column-properties style:column-width="12.188cm" style:rel-column-width="429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8.591cm" table:align="margins"/>
    </style:style>
    <style:style style:name="Table1.A" style:family="table-column">
      <style:table-column-properties style:column-width="2.11cm" style:rel-column-width="7436*"/>
    </style:style>
    <style:style style:name="Table1.B" style:family="table-column">
      <style:table-column-properties style:column-width="16.482cm" style:rel-column-width="5809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entury Schoolbook L" officeooo:rsid="00133e96" officeooo:paragraph-rsid="00133e96"/>
    </style:style>
    <style:style style:name="P2" style:family="paragraph" style:parent-style-name="Standard">
      <style:text-properties style:font-name="Century Schoolbook L" officeooo:rsid="00133e96" officeooo:paragraph-rsid="0014685b"/>
    </style:style>
    <style:style style:name="P3" style:family="paragraph" style:parent-style-name="Standard">
      <style:text-properties style:font-name="Century Schoolbook L" officeooo:rsid="00133e96" officeooo:paragraph-rsid="00168642"/>
    </style:style>
    <style:style style:name="P4" style:family="paragraph" style:parent-style-name="Standard">
      <style:text-properties style:font-name="Century Schoolbook L" officeooo:rsid="001472ad" officeooo:paragraph-rsid="001472ad"/>
    </style:style>
    <style:style style:name="P5" style:family="paragraph" style:parent-style-name="Standard">
      <style:text-properties style:font-name="Century Schoolbook L" officeooo:rsid="0014ac09" officeooo:paragraph-rsid="0014ac09"/>
    </style:style>
    <style:style style:name="P6" style:family="paragraph" style:parent-style-name="Standard">
      <style:text-properties style:font-name="Century Schoolbook L" officeooo:rsid="0014ac09" officeooo:paragraph-rsid="0018d8b4"/>
    </style:style>
    <style:style style:name="P7" style:family="paragraph" style:parent-style-name="Standard">
      <style:text-properties style:font-name="Century Schoolbook L" officeooo:rsid="0015da1e" officeooo:paragraph-rsid="0015da1e"/>
    </style:style>
    <style:style style:name="P8" style:family="paragraph" style:parent-style-name="Standard">
      <style:paragraph-properties fo:text-align="center" style:justify-single-word="false"/>
      <style:text-properties style:font-name="Century Schoolbook L" fo:font-size="14pt" officeooo:rsid="00133e96" officeooo:paragraph-rsid="00133e96" style:font-size-asian="14pt" style:font-size-complex="14pt"/>
    </style:style>
    <style:style style:name="P9" style:family="paragraph" style:parent-style-name="Standard">
      <style:text-properties style:font-name="Century Schoolbook L" fo:font-size="14pt" officeooo:rsid="00133e96" officeooo:paragraph-rsid="00133e96" style:font-size-asian="14pt" style:font-size-complex="14pt"/>
    </style:style>
    <style:style style:name="P10" style:family="paragraph" style:parent-style-name="Standard">
      <style:text-properties style:font-name="Century Schoolbook L" officeooo:rsid="00168642" officeooo:paragraph-rsid="00168642"/>
    </style:style>
    <style:style style:name="P11" style:family="paragraph" style:parent-style-name="Standard">
      <style:text-properties style:font-name="Century Schoolbook L" officeooo:rsid="00168642" officeooo:paragraph-rsid="001a8c38"/>
    </style:style>
    <style:style style:name="P12" style:family="paragraph" style:parent-style-name="Standard">
      <style:text-properties style:font-name="Century Schoolbook L" officeooo:rsid="0016edef" officeooo:paragraph-rsid="0016edef"/>
    </style:style>
    <style:style style:name="P13" style:family="paragraph" style:parent-style-name="Standard">
      <style:text-properties style:font-name="Century Schoolbook L" officeooo:rsid="0018d8b4" officeooo:paragraph-rsid="0018d8b4"/>
    </style:style>
    <style:style style:name="P14" style:family="paragraph" style:parent-style-name="Standard">
      <style:text-properties style:font-name="Century Schoolbook L" officeooo:rsid="0018d8b4" officeooo:paragraph-rsid="002ac4c0"/>
    </style:style>
    <style:style style:name="P15" style:family="paragraph" style:parent-style-name="Standard">
      <style:text-properties style:font-name="Century Schoolbook L" officeooo:rsid="001a8c38" officeooo:paragraph-rsid="001a8c38"/>
    </style:style>
    <style:style style:name="P16" style:family="paragraph" style:parent-style-name="Standard">
      <style:text-properties style:font-name="Century Schoolbook L" officeooo:rsid="001a8c38" officeooo:paragraph-rsid="002cb16f"/>
    </style:style>
    <style:style style:name="P17" style:family="paragraph" style:parent-style-name="Standard">
      <style:text-properties style:font-name="Century Schoolbook L" officeooo:rsid="001bf456" officeooo:paragraph-rsid="001bf456"/>
    </style:style>
    <style:style style:name="P18" style:family="paragraph" style:parent-style-name="Standard">
      <style:text-properties style:font-name="Century Schoolbook L" officeooo:rsid="001dabe7" officeooo:paragraph-rsid="001dabe7"/>
    </style:style>
    <style:style style:name="P19" style:family="paragraph" style:parent-style-name="Standard">
      <style:text-properties style:font-name="Century Schoolbook L" officeooo:rsid="001e4b2a" officeooo:paragraph-rsid="001e4b2a"/>
    </style:style>
    <style:style style:name="P20" style:family="paragraph" style:parent-style-name="Standard">
      <style:text-properties style:font-name="Century Schoolbook L" officeooo:rsid="001e4b2a" officeooo:paragraph-rsid="001f6f43"/>
    </style:style>
    <style:style style:name="P21" style:family="paragraph" style:parent-style-name="Standard">
      <style:text-properties style:font-name="Century Schoolbook L" officeooo:rsid="001f6f43" officeooo:paragraph-rsid="001f6f43"/>
    </style:style>
    <style:style style:name="P22" style:family="paragraph" style:parent-style-name="Standard">
      <style:text-properties style:font-name="Century Schoolbook L" officeooo:rsid="0020d351" officeooo:paragraph-rsid="0020d351"/>
    </style:style>
    <style:style style:name="P23" style:family="paragraph" style:parent-style-name="Standard">
      <style:text-properties style:font-name="Century Schoolbook L" officeooo:rsid="0020d351" officeooo:paragraph-rsid="0022a082"/>
    </style:style>
    <style:style style:name="P24" style:family="paragraph" style:parent-style-name="Standard">
      <style:text-properties style:font-name="Century Schoolbook L" officeooo:rsid="0022a082" officeooo:paragraph-rsid="0022a082"/>
    </style:style>
    <style:style style:name="P25" style:family="paragraph" style:parent-style-name="Standard">
      <style:text-properties style:font-name="Century Schoolbook L" officeooo:rsid="0022a082" officeooo:paragraph-rsid="00233bb3"/>
    </style:style>
    <style:style style:name="P26" style:family="paragraph" style:parent-style-name="Standard">
      <style:text-properties style:font-name="Century Schoolbook L" officeooo:rsid="00233bb3" officeooo:paragraph-rsid="00233bb3"/>
    </style:style>
    <style:style style:name="P27" style:family="paragraph" style:parent-style-name="Standard">
      <style:text-properties style:font-name="Century Schoolbook L" fo:font-weight="bold" officeooo:rsid="00233bb3" officeooo:paragraph-rsid="00233bb3" style:font-weight-asian="bold" style:font-weight-complex="bold"/>
    </style:style>
    <style:style style:name="P28" style:family="paragraph" style:parent-style-name="Standard">
      <style:text-properties style:font-name="Century Schoolbook L" fo:font-weight="bold" officeooo:rsid="00251527" officeooo:paragraph-rsid="0026efb4" style:font-weight-asian="bold" style:font-weight-complex="bold"/>
    </style:style>
    <style:style style:name="P29" style:family="paragraph" style:parent-style-name="Standard">
      <style:text-properties style:font-name="Century Schoolbook L" officeooo:rsid="00251527" officeooo:paragraph-rsid="00251527"/>
    </style:style>
    <style:style style:name="P30" style:family="paragraph" style:parent-style-name="Standard">
      <style:text-properties style:font-name="Century Schoolbook L" officeooo:rsid="00251527" officeooo:paragraph-rsid="0026efb4"/>
    </style:style>
    <style:style style:name="P31" style:family="paragraph" style:parent-style-name="Standard">
      <style:text-properties style:font-name="Century Schoolbook L" officeooo:rsid="0026efb4" officeooo:paragraph-rsid="0026efb4"/>
    </style:style>
    <style:style style:name="P32" style:family="paragraph" style:parent-style-name="Standard">
      <style:text-properties style:font-name="Century Schoolbook L" officeooo:rsid="0028d03a" officeooo:paragraph-rsid="0028d03a"/>
    </style:style>
    <style:style style:name="P33" style:family="paragraph" style:parent-style-name="Standard">
      <style:text-properties style:font-name="Century Schoolbook L" officeooo:rsid="002d4617" officeooo:paragraph-rsid="002d4617"/>
    </style:style>
    <style:style style:name="P34" style:family="paragraph" style:parent-style-name="Standard">
      <style:text-properties style:font-name="Century Schoolbook L" officeooo:rsid="002fa83a" officeooo:paragraph-rsid="002fa83a"/>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style:font-name="Courier 10 Pitch" fo:font-size="8pt" officeooo:rsid="001e4b2a" officeooo:paragraph-rsid="001e4b2a" style:font-size-asian="8pt" style:font-size-complex="8pt"/>
    </style:style>
    <style:style style:name="P37" style:family="paragraph" style:parent-style-name="Standard">
      <style:text-properties style:font-name="Courier 10 Pitch" fo:font-size="8pt" officeooo:rsid="001f6f43" officeooo:paragraph-rsid="001f6f43" style:font-size-asian="8pt" style:font-size-complex="8pt"/>
    </style:style>
    <style:style style:name="P38" style:family="paragraph" style:parent-style-name="Standard">
      <style:text-properties style:font-name="Courier 10 Pitch" fo:font-size="8pt" officeooo:rsid="0020d351" officeooo:paragraph-rsid="0020d351" style:font-size-asian="8pt" style:font-size-complex="8pt"/>
    </style:style>
    <style:style style:name="P39" style:family="paragraph" style:parent-style-name="Standard">
      <style:text-properties style:font-name="Courier 10 Pitch" fo:font-size="8pt" officeooo:rsid="0022a082" officeooo:paragraph-rsid="0022a082" style:font-size-asian="8pt" style:font-size-complex="8pt"/>
    </style:style>
    <style:style style:name="P40" style:family="paragraph" style:parent-style-name="Standard">
      <style:text-properties style:font-name="Courier 10 Pitch" fo:font-size="8pt" officeooo:rsid="0026efb4" officeooo:paragraph-rsid="0026efb4" style:font-size-asian="8pt" style:font-size-complex="8pt"/>
    </style:style>
    <style:style style:name="P41" style:family="paragraph" style:parent-style-name="Standard">
      <style:text-properties style:font-name="Courier 10 Pitch" fo:font-size="8pt" officeooo:rsid="002d4617" officeooo:paragraph-rsid="002d4617" style:font-size-asian="8pt" style:font-size-complex="8pt"/>
    </style:style>
    <style:style style:name="P42" style:family="paragraph" style:parent-style-name="Standard">
      <style:text-properties style:font-name="Courier 10 Pitch" fo:font-size="8pt" officeooo:rsid="002fa83a" officeooo:paragraph-rsid="002fa83a" style:font-size-asian="8pt" style:font-size-complex="8pt"/>
    </style:style>
    <style:style style:name="P43" style:family="paragraph" style:parent-style-name="Standard">
      <style:text-properties style:font-name="Courier 10 Pitch" fo:font-size="8pt" fo:font-weight="bold" officeooo:rsid="001f6f43" officeooo:paragraph-rsid="001f6f43" style:font-size-asian="8pt" style:font-weight-asian="bold" style:font-size-complex="8pt" style:font-weight-complex="bold"/>
    </style:style>
    <style:style style:name="P44" style:family="paragraph" style:parent-style-name="Standard">
      <style:text-properties style:font-name="Courier 10 Pitch" fo:font-size="8pt" fo:font-weight="bold" officeooo:rsid="0020d351" officeooo:paragraph-rsid="0020d351" style:font-size-asian="8pt" style:font-weight-asian="bold" style:font-size-complex="8pt" style:font-weight-complex="bold"/>
    </style:style>
    <style:style style:name="P45" style:family="paragraph" style:parent-style-name="Standard">
      <style:text-properties style:font-name="Courier 10 Pitch" fo:font-size="8pt" fo:font-weight="bold" officeooo:rsid="0022a082" officeooo:paragraph-rsid="0022a082" style:font-size-asian="8pt" style:font-weight-asian="bold" style:font-size-complex="8pt" style:font-weight-complex="bold"/>
    </style:style>
    <style:style style:name="P46" style:family="paragraph" style:parent-style-name="Standard">
      <style:paragraph-properties fo:padding="0cm" fo:border="none" style:shadow="none"/>
      <style:text-properties style:font-name="Courier 10 Pitch" fo:font-size="8pt" officeooo:rsid="001dabe7" officeooo:paragraph-rsid="001dabe7" style:font-size-asian="8pt" style:font-size-complex="8pt"/>
    </style:style>
    <style:style style:name="P47" style:family="paragraph" style:parent-style-name="Text_20_body">
      <style:text-properties officeooo:rsid="002fa83a" officeooo:paragraph-rsid="002fa83a"/>
    </style:style>
    <style:style style:name="P48" style:family="paragraph" style:parent-style-name="Contents_20_1">
      <style:paragraph-properties>
        <style:tab-stops>
          <style:tab-stop style:position="18.591cm" style:type="right" style:leader-style="dotted" style:leader-text="."/>
        </style:tab-stops>
      </style:paragraph-properties>
    </style:style>
    <style:style style:name="P49" style:family="paragraph" style:parent-style-name="Contents_20_2">
      <style:paragraph-properties>
        <style:tab-stops>
          <style:tab-stop style:position="18.092cm" style:type="right" style:leader-style="dotted" style:leader-text="."/>
        </style:tab-stops>
      </style:paragraph-properties>
    </style:style>
    <style:style style:name="P50" style:family="paragraph" style:parent-style-name="Standard" style:list-style-name="L1">
      <style:text-properties style:font-name="Century Schoolbook L" officeooo:rsid="00168642" officeooo:paragraph-rsid="00168642"/>
    </style:style>
    <style:style style:name="P51" style:family="paragraph" style:parent-style-name="Standard" style:list-style-name="L2">
      <style:text-properties style:font-name="Century Schoolbook L" officeooo:rsid="00133e96" officeooo:paragraph-rsid="00133e96"/>
    </style:style>
    <style:style style:name="P52" style:family="paragraph" style:parent-style-name="Standard" style:list-style-name="L2">
      <style:text-properties style:font-name="Century Schoolbook L" officeooo:rsid="0015da1e" officeooo:paragraph-rsid="0015da1e"/>
    </style:style>
    <style:style style:name="P53" style:family="paragraph" style:parent-style-name="Standard" style:list-style-name="L3">
      <style:text-properties style:font-name="Century Schoolbook L" officeooo:rsid="001bf456" officeooo:paragraph-rsid="001bf456"/>
    </style:style>
    <style:style style:name="P54" style:family="paragraph" style:parent-style-name="Standard" style:list-style-name="L3">
      <style:text-properties style:font-name="Century Schoolbook L" officeooo:rsid="001dabe7" officeooo:paragraph-rsid="001dabe7"/>
    </style:style>
    <style:style style:name="P55" style:family="paragraph" style:parent-style-name="Standard">
      <style:text-properties style:font-name="Century Schoolbook L" fo:font-size="14pt" officeooo:rsid="00133e96" officeooo:paragraph-rsid="00133e96" style:font-size-asian="14pt" style:font-size-complex="14pt"/>
    </style:style>
    <style:style style:name="P56" style:family="paragraph" style:parent-style-name="Standard">
      <style:text-properties style:font-name="Century Schoolbook L" fo:font-size="11pt" officeooo:rsid="0028d03a" officeooo:paragraph-rsid="002ac4c0" style:font-size-asian="11pt" style:font-size-complex="11pt"/>
    </style:style>
    <style:style style:name="P57" style:family="paragraph" style:parent-style-name="Standard">
      <style:text-properties style:font-name="Courier 10 Pitch" fo:font-size="8pt" fo:font-weight="bold" officeooo:rsid="0020d351" officeooo:paragraph-rsid="0020d351" style:font-size-asian="8pt" style:font-weight-asian="bold" style:font-size-complex="8pt" style:font-weight-complex="bold"/>
    </style:style>
    <style:style style:name="P58" style:family="paragraph" style:parent-style-name="Standard">
      <style:text-properties style:font-name="Courier 10 Pitch" officeooo:rsid="001e4b2a" officeooo:paragraph-rsid="001e4b2a"/>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able_20_Contents">
      <style:text-properties style:font-name="Century Schoolbook L" fo:font-size="11pt" officeooo:rsid="0028d03a" officeooo:paragraph-rsid="0028d03a" style:font-size-asian="11pt" style:font-size-complex="11pt"/>
    </style:style>
    <style:style style:name="P62" style:family="paragraph" style:parent-style-name="Table_20_Contents">
      <style:text-properties style:font-name="Century Schoolbook L" fo:font-size="11pt" officeooo:rsid="0028d03a" officeooo:paragraph-rsid="002ac4c0" style:font-size-asian="11pt" style:font-size-complex="11pt"/>
    </style:style>
    <style:style style:name="P63" style:family="paragraph" style:parent-style-name="Table_20_Contents">
      <style:text-properties style:font-name="Century Schoolbook L" fo:font-size="11pt" officeooo:rsid="002ac4c0" officeooo:paragraph-rsid="002ac4c0" style:font-size-asian="11pt" style:font-size-complex="11pt"/>
    </style:style>
    <style:style style:name="P64" style:family="paragraph" style:parent-style-name="Footer">
      <style:paragraph-properties fo:text-align="end" style:justify-single-word="false"/>
      <style:text-properties officeooo:rsid="003217a2" officeooo:paragraph-rsid="003217a2"/>
    </style:style>
    <style:style style:name="T1" style:family="text">
      <style:text-properties officeooo:rsid="0014685b"/>
    </style:style>
    <style:style style:name="T2" style:family="text">
      <style:text-properties officeooo:rsid="0014ac09"/>
    </style:style>
    <style:style style:name="T3" style:family="text">
      <style:text-properties fo:font-style="italic" style:font-style-asian="italic" style:font-style-complex="italic"/>
    </style:style>
    <style:style style:name="T4" style:family="text">
      <style:text-properties fo:font-style="italic" officeooo:rsid="0014ac09" style:font-style-asian="italic" style:font-style-complex="italic"/>
    </style:style>
    <style:style style:name="T5" style:family="text">
      <style:text-properties fo:font-style="italic" officeooo:rsid="00233bb3"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15da1e" style:font-weight-asian="bold" style:font-weight-complex="bold"/>
    </style:style>
    <style:style style:name="T8" style:family="text">
      <style:text-properties fo:font-weight="bold" officeooo:rsid="0014ac09" style:font-weight-asian="bold" style:font-weight-complex="bold"/>
    </style:style>
    <style:style style:name="T9" style:family="text">
      <style:text-properties fo:font-weight="bold" officeooo:rsid="001dabe7" style:font-weight-asian="bold" style:font-weight-complex="bold"/>
    </style:style>
    <style:style style:name="T10" style:family="text">
      <style:text-properties fo:font-weight="bold" officeooo:rsid="0020d351" style:font-weight-asian="bold" style:font-weight-complex="bold"/>
    </style:style>
    <style:style style:name="T11" style:family="text">
      <style:text-properties fo:font-weight="bold" officeooo:rsid="002ac4c0" style:font-weight-asian="bold" style:font-weight-complex="bold"/>
    </style:style>
    <style:style style:name="T12" style:family="text">
      <style:text-properties officeooo:rsid="0015da1e"/>
    </style:style>
    <style:style style:name="T13" style:family="text">
      <style:text-properties officeooo:rsid="00168642"/>
    </style:style>
    <style:style style:name="T14" style:family="text">
      <style:text-properties officeooo:rsid="0018d8b4"/>
    </style:style>
    <style:style style:name="T15" style:family="text">
      <style:text-properties officeooo:rsid="001a8c38"/>
    </style:style>
    <style:style style:name="T16" style:family="text">
      <style:text-properties officeooo:rsid="001bf456"/>
    </style:style>
    <style:style style:name="T17" style:family="text">
      <style:text-properties officeooo:rsid="001dabe7"/>
    </style:style>
    <style:style style:name="T18" style:family="text">
      <style:text-properties officeooo:rsid="001e4b2a"/>
    </style:style>
    <style:style style:name="T19" style:family="text">
      <style:text-properties officeooo:rsid="001f6f43"/>
    </style:style>
    <style:style style:name="T20" style:family="text">
      <style:text-properties officeooo:rsid="0020d351"/>
    </style:style>
    <style:style style:name="T21" style:family="text">
      <style:text-properties officeooo:rsid="0020ef4b"/>
    </style:style>
    <style:style style:name="T22" style:family="text">
      <style:text-properties officeooo:rsid="0022a082"/>
    </style:style>
    <style:style style:name="T23" style:family="text">
      <style:text-properties officeooo:rsid="00233bb3"/>
    </style:style>
    <style:style style:name="T24" style:family="text">
      <style:text-properties officeooo:rsid="00251527"/>
    </style:style>
    <style:style style:name="T25" style:family="text">
      <style:text-properties officeooo:rsid="002ac4c0"/>
    </style:style>
    <style:style style:name="T26" style:family="text">
      <style:text-properties fo:font-weight="normal" style:font-weight-asian="normal" style:font-weight-complex="normal"/>
    </style:style>
    <style:style style:name="T27" style:family="text">
      <style:text-properties fo:font-weight="normal" officeooo:rsid="002ac4c0" style:font-weight-asian="normal" style:font-weight-complex="normal"/>
    </style:style>
    <style:style style:name="T28" style:family="text">
      <style:text-properties officeooo:rsid="002d4617"/>
    </style:style>
    <style:style style:name="T29" style:family="text">
      <style:text-properties officeooo:rsid="002fa83a"/>
    </style:style>
    <style:style style:name="T30" style:family="text">
      <style:text-properties officeooo:rsid="00300019"/>
    </style:style>
    <style:style style:name="T31" style:family="text">
      <style:text-properties officeooo:rsid="003217a2"/>
    </style:style>
    <style:style style:name="T32"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iptables-liveupdate.<text:span text:style-name="T2">py</text:span> utility script</text:p>
      <text:p text:style-name="P8"/>
      <text:p text:style-name="P8"><text:span text:style-name="T2">H</text:span>ow to modify iptables configurations<text:line-break/><text:span text:style-name="T14">with no service impact </text:span>on non-firewalld Linux installations.</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250_1863460119" text:style-name="Index_20_Link" text:visited-style-name="Index_20_Link">Introduction<text:tab/>2</text:a></text:p>
          <text:p text:style-name="P48"><text:a xlink:type="simple" xlink:href="#__RefHeading___Toc252_1863460119" text:style-name="Index_20_Link" text:visited-style-name="Index_20_Link">1.0 Reasons to use iptables-liveupdate.py<text:tab/>3</text:a></text:p>
          <text:p text:style-name="P48"><text:a xlink:type="simple" xlink:href="#__RefHeading___Toc254_1863460119" text:style-name="Index_20_Link" text:visited-style-name="Index_20_Link">2.0 Additional scripts supplied with iptables-liveupdate.py<text:tab/>3</text:a></text:p>
          <text:p text:style-name="P48"><text:a xlink:type="simple" xlink:href="#__RefHeading___Toc258_1863460119" text:style-name="Index_20_Link" text:visited-style-name="Index_20_Link">3.0 Running iptables-liveupdate.py directly on a host<text:tab/>4</text:a></text:p>
          <text:p text:style-name="P49"><text:a xlink:type="simple" xlink:href="#__RefHeading___Toc261_1863460119" text:style-name="Index_20_Link" text:visited-style-name="Index_20_Link">3.1 Verifying consistency of stored and in-kernel configurations<text:tab/>4</text:a></text:p>
          <text:p text:style-name="P49"><text:a xlink:type="simple" xlink:href="#__RefHeading___Toc263_1863460119" text:style-name="Index_20_Link" text:visited-style-name="Index_20_Link">3.2 Example: Using iptables-liveupdate.py to add filtering rules<text:tab/>6</text:a></text:p>
          <text:p text:style-name="P49"><text:a xlink:type="simple" xlink:href="#__RefHeading___Toc265_1863460119" text:style-name="Index_20_Link" text:visited-style-name="Index_20_Link">3.3 Example: Using iptables-liveupdate.py to remove filtering rules<text:tab/>8</text:a></text:p>
          <text:p text:style-name="P49"><text:a xlink:type="simple" xlink:href="#__RefHeading___Toc267_1863460119" text:style-name="Index_20_Link" text:visited-style-name="Index_20_Link">3.4 Structuring modifications that iptables-liveupdate.py can handle<text:tab/>9</text:a></text:p>
          <text:p text:style-name="P48"><text:a xlink:type="simple" xlink:href="#__RefHeading___Toc269_1863460119" text:style-name="Index_20_Link" text:visited-style-name="Index_20_Link">4.0 Targeting multiple hosts with the additional scripts<text:tab/>10</text:a></text:p>
          <text:p text:style-name="P49"><text:a xlink:type="simple" xlink:href="#__RefHeading___Toc271_1863460119" text:style-name="Index_20_Link" text:visited-style-name="Index_20_Link">4.1 Specifying a list of hosts in a JSON config file<text:tab/>10</text:a></text:p>
          <text:p text:style-name="P49"><text:a xlink:type="simple" xlink:href="#__RefHeading___Toc1308_841233069" text:style-name="Index_20_Link" text:visited-style-name="Index_20_Link">4.2 Taking a backup of filtering configs with iptables-backup.py<text:tab/>11</text:a></text:p>
          <text:p text:style-name="P49"><text:a xlink:type="simple" xlink:href="#__RefHeading___Toc1310_841233069" text:style-name="Index_20_Link" text:visited-style-name="Index_20_Link">4.3 Running iptables-liveupdate-driver.py to check/update filtering on multiple hosts<text:tab/>12</text:a></text:p>
          <text:p text:style-name="P49"><text:a xlink:type="simple" xlink:href="#__RefHeading___Toc1312_841233069" text:style-name="Index_20_Link" text:visited-style-name="Index_20_Link">4.4 Re-learning SSH host keys with script relearn-known-hosts.py<text:tab/>13</text:a></text:p>
          <text:p text:style-name="P48"><text:a xlink:type="simple" xlink:href="#__RefHeading___Toc1314_841233069" text:style-name="Index_20_Link" text:visited-style-name="Index_20_Link">5.0 Conclusion<text:tab/>13</text:a></text:p>
        </text:index-body>
      </text:table-of-content>
      <text:p text:style-name="P9"/>
      <text:p text:style-name="P9"/>
      <text:h text:style-name="P59" text:outline-level="1"><text:bookmark-start text:name="__RefHeading___Toc250_1863460119"/>Introduction<text:bookmark-end text:name="__RefHeading___Toc250_1863460119"/></text:h>
      <text:p text:style-name="P1"/>
      <text:p text:style-name="P2">On many Linux distributions, IP packet filtering configuration is controlled by <text:span text:style-name="T1">static </text:span>text files. <text:span text:style-name="T1">When this is the case, the standard method of updating the currently active IP filtering configuration relies on clearing the current in-kernel filtering tables and re-initializing them from the static text files.</text:span></text:p>
      <text:p text:style-name="P2"/>
      <text:p text:style-name="P4">There exist several popular software packages that rely on dynamic filtering modifications for their operation, with no record of these modifications in the static text files. Examples of such packages are Docker and Kubernetes, which <text:span text:style-name="T12">can </text:span>install filtering rules on-the-fly depending on what applications or containers are active on a given Linux host or VM. <text:span text:style-name="T2">As a result, o</text:span>n hosts/VMs that <text:span text:style-name="T2">run</text:span> these packages, <text:span text:style-name="T3">using the standard method to update in-kernel filtering configuration can cause service impacts </text:span><text:span text:style-name="T4">by causing the loss of dynamic filtering rules which are required for proper operation of specific application components</text:span>.</text:p>
      <text:p text:style-name="P4"/>
      <text:p text:style-name="P10">It is possible to maintain in-kernel iptables configuration by hand, using commands <text:span text:style-name="T6">iptables/ip6tables</text:span> with careful use of options “-A|-I|-R|-D” (append/insert/replace/delete). This can be very error-prone and certainly impractical for modern deployments spanning many Linux hosts/VMs.</text:p>
      <text:p text:style-name="P10"/>
      <text:p text:style-name="P6"><text:span text:style-name="T16">In these conditions, t</text:span>he script <text:span text:style-name="T6">iptables-liveupdate.py</text:span> <text:span text:style-name="T16">can be used</text:span> to <text:span text:style-name="T13">simplify</text:span> the routine maintenance of iptables filtering rules.</text:p>
      <text:p text:style-name="P5"/>
      <text:p text:style-name="P12"><text:span text:style-name="T8">iptables-liveupdate.py</text:span> is designed to be reasonably easy to integrate into larger automated installation environments: it is self-contained, written/tested in Python 2.7.x, and looks for iptables configuration files in a list of standard locations easily customizable in variable <text:span text:style-name="T6">filter_variants </text:span><text:span text:style-name="T16">located at the beginning of the script. </text:span>The iptables configuration files themselves only need to comply to the standard syntax requirements of commands <text:span text:style-name="T6">iptables-restore/ip6tables-restore</text:span>, and may be maintained by hand or generated by any number of automated means.</text:p>
      <text:p text:style-name="P5"/>
      <text:p text:style-name="P5"/>
      <text:h text:style-name="P59" text:outline-level="1"><text:bookmark-start text:name="__RefHeading___Toc252_1863460119"/><text:span text:style-name="T25">1.0 </text:span>Reasons to use iptables-liveupdate.py<text:bookmark-end text:name="__RefHeading___Toc252_1863460119"/></text:h>
      <text:p text:style-name="P10"/>
      <text:list xml:id="list7868450254680759495" text:style-name="L1">
        <text:list-item>
          <text:p text:style-name="P50">You need to run Linux distributions that store iptables configurations in static text files</text:p>
        </text:list-item>
        <text:list-item>
          <text:p text:style-name="P50">You need to be able to modify iptables configurations <text:span text:style-name="T6">without</text:span> clearing/reloading them</text:p>
        </text:list-item>
      </text:list>
      <text:p text:style-name="P3"/>
      <text:p text:style-name="P35"><text:span text:style-name="T15">Here are</text:span> <text:span text:style-name="T15">some</text:span> Linux distributions <text:span text:style-name="T15">that use</text:span> static text files for iptables configuration:</text:p>
      <text:p text:style-name="P2"/>
      <text:list xml:id="list4767700542076133563" text:style-name="L2">
        <text:list-item>
          <text:p text:style-name="P51">CentOS and RedHat Enterprise Linux up to release 6, with the <text:span text:style-name="T12">filtering </text:span>configuration stored in files <text:span text:style-name="T6">/etc/sysconfig/iptables</text:span> and <text:span text:style-name="T6">/etc/sysconfig/ip6tables</text:span></text:p>
        </text:list-item>
        <text:list-item>
          <text:p text:style-name="P51">CentOS and RedHat Enterprise Linux release 7, if the standard <text:span text:style-name="T6">firewalld</text:span> package <text:span text:style-name="T12">is disabled and legacy package </text:span><text:span text:style-name="T7">iptables-services</text:span><text:span text:style-name="T12"> is installed and activated.</text:span></text:p>
        </text:list-item>
        <text:list-item>
          <text:p text:style-name="P52">Debian Linux, with the filtering configuration stored in files <text:span text:style-name="T6">/etc/iptables/rules.v4</text:span> and <text:span text:style-name="T6">/etc/iptables/rules.v6</text:span></text:p>
        </text:list-item>
      </text:list>
      <text:p text:style-name="P7"/>
      <text:h text:style-name="Heading_20_1" text:outline-level="1"><text:bookmark-start text:name="__RefHeading___Toc254_1863460119"/><text:span text:style-name="T25">2.0 </text:span>Additional scripts supplied with iptables-liveupdate.py<text:bookmark-end text:name="__RefHeading___Toc254_1863460119"/></text:h>
      <text:p text:style-name="P13"/>
      <text:p text:style-name="P6"><text:span text:style-name="T14">Additional scripts are supplied to allow simple SSH-driven iptables management targeting multiple Linux hosts/VMs, which must be described in a file in JSON format. These scripts can be useful in an environment where no modern</text:span> configuration management/orchestration tool is used (ex. Puppet, Chef, Ansible, etc.) <text:span text:style-name="T15">The scripts in question are as follows, and should all be installed in the same directory :</text:span></text:p>
      <text:p text:style-name="P15"/>
      <table:table table:name="Table2" table:style-name="Table2">
        <table:table-column table:style-name="Table2.A"/>
        <table:table-column table:style-name="Table2.B"/>
        <table:table-row>
          <table:table-cell table:style-name="Table2.A1" office:value-type="string">
            <text:p text:style-name="P61">Script</text:p>
          </table:table-cell>
          <table:table-cell table:style-name="Table2.B1" office:value-type="string">
            <text:p text:style-name="P61">Description</text:p>
          </table:table-cell>
        </table:table-row>
        <table:table-row>
          <table:table-cell table:style-name="Table2.A2" office:value-type="string">
            <text:p text:style-name="P61">iptables-liveupdate-driver.py</text:p>
          </table:table-cell>
          <table:table-cell table:style-name="Table2.B2" office:value-type="string">
            <text:p text:style-name="P61">Uploads a temporary copy of <text:span text:style-name="T6">iptables-liveupdate.py</text:span> on multiple Linux hosts/VMs and executes it on each host.</text:p>
          </table:table-cell>
        </table:table-row>
        <table:table-row>
          <table:table-cell table:style-name="Table2.A2" office:value-type="string">
            <text:p text:style-name="P61">iptables-backup.py</text:p>
          </table:table-cell>
          <table:table-cell table:style-name="Table2.B2" office:value-type="string">
            <text:p text:style-name="P61">Connects to multiple hosts/VMs and downloads their “stored” and “live-in-kernel” iptables configs into a local directory.</text:p>
          </table:table-cell>
        </table:table-row>
        <table:table-row>
          <table:table-cell table:style-name="Table2.A2" office:value-type="string">
            <text:p text:style-name="P61"><text:span text:style-name="T25">r</text:span>elearn-known-hosts.py</text:p>
          </table:table-cell>
          <table:table-cell table:style-name="Table2.B2" office:value-type="string">
            <text:p text:style-name="P62">Useful in environments where the network is trusted and multiple <text:span text:style-name="T25">Linux hosts/VMs are frequently re-installed or often have new SSH host keys generated. Removes the locally-stored SSH host keys for the target hosts/VMs and re-learns them by attempting SSH connections to each host/VM.</text:span></text:p>
          </table:table-cell>
        </table:table-row>
        <table:table-row>
          <table:table-cell table:style-name="Table2.A2" office:value-type="string">
            <text:p text:style-name="P63">util.py</text:p>
          </table:table-cell>
          <table:table-cell table:style-name="Table2.B2" office:value-type="string">
            <text:p text:style-name="P63">A module used by the four scripts above.</text:p>
          </table:table-cell>
        </table:table-row>
        <table:table-row>
          <table:table-cell table:style-name="Table2.A2" office:value-type="string">
            <text:p text:style-name="P63">iptables-liveupdate.py</text:p>
          </table:table-cell>
          <table:table-cell table:style-name="Table2.B2" office:value-type="string">
            <text:p text:style-name="P63">Script with the main functionality, can be invoked independently or used by <text:span text:style-name="T6">iptables-liveupdate-driver.py</text:span> to manage multiple hosts.</text:p>
          </table:table-cell>
        </table:table-row>
      </table:table>
      <text:p text:style-name="P14"/>
      <text:h text:style-name="P59" text:outline-level="1"><text:bookmark-start text:name="__RefHeading___Toc258_1863460119"/><text:span text:style-name="T25">3.0 </text:span>Running iptables-liveupdate.py directly on a host<text:bookmark-end text:name="__RefHeading___Toc258_1863460119"/></text:h>
      <text:p text:style-name="P15"/>
      <text:p text:style-name="P17">To run script <text:span text:style-name="T11">iptables-liveupdate.py</text:span><text:span text:style-name="T25"> </text:span>on a Linux host, <text:span text:style-name="T17">the requirements are as follows</text:span>:</text:p>
      <text:p text:style-name="P17"/>
      <text:list xml:id="list8012921399213230194" text:style-name="L3">
        <text:list-item>
          <text:p text:style-name="P53">iptables-liveupdate.py <text:span text:style-name="T21">must be installed in</text:span> some suitable directory (ex. /usr/local/sbin)</text:p>
        </text:list-item>
        <text:list-item>
          <text:p text:style-name="P54">the host has iptables installed and active, with some configuration files <text:span text:style-name="T21">present</text:span></text:p>
        </text:list-item>
        <text:list-item>
          <text:p text:style-name="P53"><text:span text:style-name="T17">root privilege, either directly or through </text:span><text:span text:style-name="T9">sudo</text:span></text:p>
        </text:list-item>
      </text:list>
      <text:p text:style-name="P17"/>
      <text:p text:style-name="P18">The script provides on-line help through the options “<text:span text:style-name="T6">-h</text:span>” or “<text:span text:style-name="T6">--help</text:span>”, as follows:</text:p>
      <text:p text:style-name="P18"/>
      <text:p text:style-name="P46">usage: iptables-liveupdate.py [-h] [--loglevel {ERROR,WARNING,INFO,DEBUG}]</text:p>
      <text:p text:style-name="P46"><text:s text:c="30"/>[--live-update]</text:p>
      <text:p text:style-name="P46"/>
      <text:p text:style-name="P46">Performs checks on the host packet filtering configurations. By default, only</text:p>
      <text:p text:style-name="P46">read-only checks are performed. If 'live-update' is specified, and the host</text:p>
      <text:p text:style-name="P46">has 'stored' iptables rules that are not 'live' in-kernel, the script attempts</text:p>
      <text:p text:style-name="P46">to insert the rules 'live' in-kernel if it appears safe to do so. If 'stored'</text:p>
      <text:p text:style-name="P46">rules are commented out with the '#DELETE#' prefix and are found in-kernel,</text:p>
      <text:p text:style-name="P46">the script attempts to delete the rules.</text:p>
      <text:p text:style-name="P46"/>
      <text:p text:style-name="P46">optional arguments:</text:p>
      <text:p text:style-name="P46"><text:s text:c="2"/>-h, --help <text:s text:c="11"/>show this help message and exit</text:p>
      <text:p text:style-name="P46"><text:s text:c="2"/>--loglevel {ERROR,WARNING,INFO,DEBUG}</text:p>
      <text:p text:style-name="P46"><text:s text:c="24"/>set the log verbosity level, default=INFO</text:p>
      <text:p text:style-name="P46"><text:s text:c="2"/>--live-update <text:s text:c="8"/>modify remote IPtables configuration on the fly</text:p>
      <text:p text:style-name="P18"/>
      <text:p text:style-name="P18">Note that the script will <text:span text:style-name="T6">ignore</text:span> filtering rules that are <text:span text:style-name="T6">active</text:span> in the kernel but are <text:span text:style-name="T6">absent</text:span> from the stored configuration in text files. This is an intentional design feature of the script that reflects its intended usage model: to help manage Linux hosts that have running applications that dynamically insert/delete iptables rules <text:span text:style-name="T21">in the kernel tables</text:span>.</text:p>
      <text:p text:style-name="P18"/>
      <text:p text:style-name="P17"/>
      <text:h text:style-name="Heading_20_2" text:outline-level="2"><text:bookmark-start text:name="__RefHeading___Toc261_1863460119"/><text:span text:style-name="T25">3.1 </text:span>Verifying consistency of stored and in-kernel configurations<text:bookmark-end text:name="__RefHeading___Toc261_1863460119"/></text:h>
      <text:p text:style-name="P15"/>
      <text:p text:style-name="P19">In cases where the in-kernel configuration <text:span text:style-name="T31">matches</text:span> the stored configuration, by default, the script generates very little output:</text:p>
      <text:p text:style-name="P19"/>
      <text:p text:style-name="P36">[root@<text:span text:style-name="T21">centos-vm1</text:span> ~]# <text:span text:style-name="T6">./iptables-liveupdate.py</text:span></text:p>
      <text:p text:style-name="P36">timestamp INFO <text:s text:c="4"/>Running IPtables analysis script on target host...</text:p>
      <text:p text:style-name="P19"/>
      <text:p text:style-name="P19">Re-running the script with debug-level logging shows a <text:span text:style-name="T21">lot</text:span> more <text:span text:style-name="T21">of </text:span>what is happening:</text:p>
      <text:p text:style-name="P19"/>
      <text:p text:style-name="P36">[root@centos-vm1 ~]# <text:span text:style-name="T6">./iptables-liveupdate.py --loglevel DEBUG</text:span></text:p>
      <text:p text:style-name="P36">timestamp INFO <text:s text:c="4"/>Running IPtables analysis script on target host...</text:p>
      <text:p text:style-name="P36">timestamp DEBUG <text:s text:c="3"/>IPtables version supports the --wait option.</text:p>
      <text:p text:style-name="P36">timestamp DEBUG <text:s text:c="3"/>Computed ephemeral time string: 1501796554</text:p>
      <text:p text:style-name="P36">timestamp DEBUG <text:s text:c="3"/>Parsing exactly one IPtables file out of:</text:p>
      <text:p text:style-name="P36"><text:soft-page-break/><text:s text:c="23"/>[ /etc/iptables/rules.v4 /etc/sysconfig/iptables ]</text:p>
      <text:p text:style-name="P36">timestamp DEBUG <text:s text:c="3"/>Rules for table 'filter':</text:p>
      <text:p text:style-name="P36">timestamp DEBUG <text:s text:c="3"/>Chain FORWARD, policy ACCEPT, NumRules=1</text:p>
      <text:p text:style-name="P36">timestamp DEBUG <text:s text:c="3"/>Chain INPUT, policy ACCEPT, NumRules=8</text:p>
      <text:p text:style-name="P36">timestamp DEBUG <text:s text:c="3"/>Chain OUTPUT, policy ACCEPT, NumRules=0</text:p>
      <text:p text:style-name="P36">timestamp DEBUG <text:s text:c="3"/>Parsing of IPv4 config file successful.</text:p>
      <text:p text:style-name="P36">timestamp DEBUG <text:s text:c="3"/>Verifying that all chains in stored rules are 'at least' defined in the kernel.</text:p>
      <text:p text:style-name="P36">timestamp DEBUG <text:s text:c="3"/>Creating temporary IPv4 filtering chains in-kernel.</text:p>
      <text:p text:style-name="P36">timestamp DEBUG <text:s text:c="3"/>Reading/Parsing in-kernel rules, table filter .</text:p>
      <text:p text:style-name="P36">timestamp DEBUG <text:s text:c="3"/>Reading/Parsing in-kernel rules, chain INPUT-1501796554 ..</text:p>
      <text:p text:style-name="P36">timestamp DEBUG <text:s text:c="3"/>Reading/Parsing in-kernel rules, chain FORWARD-1501796554 ..</text:p>
      <text:p text:style-name="P36">timestamp DEBUG <text:s text:c="3"/>Reading/Parsing in-kernel rules, chain OUTPUT-1501796554 ..</text:p>
      <text:p text:style-name="P36">timestamp DEBUG <text:s text:c="3"/>Reading/Parsing stored rules, table filter .</text:p>
      <text:p text:style-name="P36">timestamp DEBUG <text:s text:c="3"/>Reading/Parsing in-kernel rules, chain FORWARD ..</text:p>
      <text:p text:style-name="P36">timestamp DEBUG <text:s text:c="3"/>Reading/Parsing in-kernel rules, chain INPUT ..</text:p>
      <text:p text:style-name="P36">timestamp DEBUG <text:s text:c="3"/>Reading/Parsing in-kernel rules, chain OUTPUT ..</text:p>
      <text:p text:style-name="P36">timestamp DEBUG <text:s text:c="3"/>Removing temporary IPv4 filtering chains from kernel.</text:p>
      <text:p text:style-name="P36">timestamp DEBUG <text:s text:c="3"/>Checking Stored/In-kernel diffs for chain 'IPv4/filter/FORWARD' :</text:p>
      <text:p text:style-name="P36">timestamp DEBUG <text:s text:c="3"/>For chain IPv4/filter/FORWARD, default policy matches for Stored vs. In-Kernel-Actual.</text:p>
      <text:p text:style-name="P36">timestamp DEBUG <text:s text:c="3"/>For chain IPv4/filter/FORWARD, NumRules match for Stored vs. In-Kernel-TmpLoad.</text:p>
      <text:p text:style-name="P36">timestamp DEBUG <text:s text:c="3"/>For chain IPv4/filter/FORWARD, Found no duplicates in In-Kernel-TmpLoad rules.</text:p>
      <text:p text:style-name="P36">timestamp DEBUG <text:s text:c="3"/>For chain IPv4/filter/FORWARD, all In-Kernel-TmpLoad rules matched in Actual,</text:p>
      <text:p text:style-name="P36"><text:s text:c="50"/>no rules to delete, no further checks needed.</text:p>
      <text:p text:style-name="P36">timestamp DEBUG <text:s text:c="3"/>Checking Stored/In-kernel diffs for chain 'IPv4/filter/INPUT' :</text:p>
      <text:p text:style-name="P36">timestamp DEBUG <text:s text:c="3"/>For chain IPv4/filter/INPUT, default policy matches for Stored vs. In-Kernel-Actual.</text:p>
      <text:p text:style-name="P36">timestamp DEBUG <text:s text:c="3"/>For chain IPv4/filter/INPUT, NumRules match for Stored vs. In-Kernel-TmpLoad.</text:p>
      <text:p text:style-name="P36">timestamp DEBUG <text:s text:c="3"/>For chain IPv4/filter/INPUT, Found no duplicates in In-Kernel-TmpLoad rules.</text:p>
      <text:p text:style-name="P36">timestamp DEBUG <text:s text:c="3"/>For chain IPv4/filter/INPUT, all In-Kernel-TmpLoad rules matched in Actual, </text:p>
      <text:p text:style-name="P36"><text:s text:c="48"/>no rules to delete, no further checks needed.</text:p>
      <text:p text:style-name="P36">timestamp DEBUG <text:s text:c="3"/>Checking Stored/In-kernel diffs for chain 'IPv4/filter/OUTPUT' :</text:p>
      <text:p text:style-name="P36">timestamp DEBUG <text:s text:c="3"/>For chain IPv4/filter/OUTPUT, default policy matches for Stored vs. In-Kernel-Actual.</text:p>
      <text:p text:style-name="P36">timestamp DEBUG <text:s text:c="3"/>For chain IPv4/filter/OUTPUT, NumRules match for Stored vs. In-Kernel-TmpLoad.</text:p>
      <text:p text:style-name="P36">timestamp DEBUG <text:s text:c="3"/>For chain IPv4/filter/OUTPUT, no rules in In-Kernel-TmpLoad, no further checks needed.,</text:p>
      <text:p text:style-name="P36">timestamp DEBUG <text:s text:c="3"/>Parsing exactly one IPtables file out of:</text:p>
      <text:p text:style-name="P36"><text:s text:c="23"/>[ /etc/iptables/rules.v6 /etc/sysconfig/ip6tables ]</text:p>
      <text:p text:style-name="P36">timestamp DEBUG <text:s text:c="3"/>Rules for table 'filter':</text:p>
      <text:p text:style-name="P36">timestamp DEBUG <text:s text:c="3"/>Chain FORWARD, policy ACCEPT, NumRules=1</text:p>
      <text:p text:style-name="P36">timestamp DEBUG <text:s text:c="3"/>Chain INPUT, policy ACCEPT, NumRules=6</text:p>
      <text:p text:style-name="P36">timestamp DEBUG <text:s text:c="3"/>Chain OUTPUT, policy ACCEPT, NumRules=0</text:p>
      <text:p text:style-name="P36">timestamp DEBUG <text:s text:c="3"/>Parsing of IPv6 config file successful.</text:p>
      <text:p text:style-name="P36">timestamp DEBUG <text:s text:c="3"/>Verifying that all chains in stored rules are 'at least' defined in the kernel.</text:p>
      <text:p text:style-name="P36">timestamp DEBUG <text:s text:c="3"/>Creating temporary IPv6 filtering chains in-kernel.</text:p>
      <text:p text:style-name="P36">timestamp DEBUG <text:s text:c="3"/>Reading/Parsing in-kernel rules, table filter .</text:p>
      <text:p text:style-name="P36">timestamp DEBUG <text:s text:c="3"/>Reading/Parsing in-kernel rules, chain INPUT-1501796554 ..</text:p>
      <text:p text:style-name="P36">timestamp DEBUG <text:s text:c="3"/>Reading/Parsing in-kernel rules, chain FORWARD-1501796554 ..</text:p>
      <text:p text:style-name="P36">timestamp DEBUG <text:s text:c="3"/>Reading/Parsing in-kernel rules, chain OUTPUT-1501796554 ..</text:p>
      <text:p text:style-name="P36">timestamp DEBUG <text:s text:c="3"/>Reading/Parsing stored rules, table filter .</text:p>
      <text:p text:style-name="P36">timestamp DEBUG <text:s text:c="3"/>Reading/Parsing in-kernel rules, chain FORWARD ..</text:p>
      <text:p text:style-name="P36">timestamp DEBUG <text:s text:c="3"/>Reading/Parsing in-kernel rules, chain INPUT ..</text:p>
      <text:p text:style-name="P36">timestamp DEBUG <text:s text:c="3"/>Reading/Parsing in-kernel rules, chain OUTPUT ..</text:p>
      <text:p text:style-name="P36">timestamp DEBUG <text:s text:c="3"/>Removing temporary IPv6 filtering chains from kernel.</text:p>
      <text:p text:style-name="P36">timestamp DEBUG <text:s text:c="3"/>Checking Stored/In-kernel diffs for chain 'IPv6/filter/FORWARD' :</text:p>
      <text:p text:style-name="P36">timestamp DEBUG <text:s text:c="3"/>For chain IPv6/filter/FORWARD, default policy matches for Stored vs. In-Kernel-Actual.</text:p>
      <text:p text:style-name="P36">timestamp DEBUG <text:s text:c="3"/>For chain IPv6/filter/FORWARD, NumRules match for Stored vs. In-Kernel-TmpLoad.</text:p>
      <text:p text:style-name="P36">timestamp DEBUG <text:s text:c="3"/>For chain IPv6/filter/FORWARD, Found no duplicates in In-Kernel-TmpLoad rules.</text:p>
      <text:p text:style-name="P36">timestamp DEBUG <text:s text:c="3"/>For chain IPv6/filter/FORWARD, all In-Kernel-TmpLoad rules matched in Actual,</text:p>
      <text:p text:style-name="P36"><text:s text:c="50"/>no rules to delete, no further checks needed.</text:p>
      <text:p text:style-name="P36">timestamp DEBUG <text:s text:c="3"/>Checking Stored/In-kernel diffs for chain 'IPv6/filter/INPUT' :</text:p>
      <text:p text:style-name="P36">timestamp DEBUG <text:s text:c="3"/>For chain IPv6/filter/INPUT, default policy matches for Stored vs. In-Kernel-Actual.</text:p>
      <text:p text:style-name="P36">timestamp DEBUG <text:s text:c="3"/>For chain IPv6/filter/INPUT, NumRules match for Stored vs. In-Kernel-TmpLoad.</text:p>
      <text:p text:style-name="P36">timestamp DEBUG <text:s text:c="3"/>For chain IPv6/filter/INPUT, Found no duplicates in In-Kernel-TmpLoad rules.</text:p>
      <text:p text:style-name="P36">timestamp DEBUG <text:s text:c="3"/>For chain IPv6/filter/INPUT, all In-Kernel-TmpLoad rules matched in Actual,</text:p>
      <text:p text:style-name="P36"><text:s text:c="48"/>no rules to delete, no further checks needed.</text:p>
      <text:p text:style-name="P36">timestamp DEBUG <text:s text:c="3"/>Checking Stored/In-kernel diffs for chain 'IPv6/filter/OUTPUT' :</text:p>
      <text:p text:style-name="P36">timestamp DEBUG <text:s text:c="3"/>For chain IPv6/filter/OUTPUT, default policy matches for Stored vs. In-Kernel-Actual.</text:p>
      <text:p text:style-name="P36">timestamp DEBUG <text:s text:c="3"/>For chain IPv6/filter/OUTPUT, NumRules match for Stored vs. In-Kernel-TmpLoad.</text:p>
      <text:p text:style-name="P58"><text:span text:style-name="T32">timestamp DEBUG <text:s text:c="3"/>For chain IPv6/filter/OUTPUT, no rules in In-Kernel-TmpLoad, no further checks needed.</text:span></text:p>
      <text:h text:style-name="P60" text:outline-level="2"><text:bookmark-start text:name="__RefHeading___Toc263_1863460119"/><text:span text:style-name="T25">3.2 Example: </text:span>Using iptables-liveupdate.py to add<text:span text:style-name="T18"> </text:span>filtering rules<text:bookmark-end text:name="__RefHeading___Toc263_1863460119"/></text:h>
      <text:p text:style-name="Text_20_body"/>
      <text:p text:style-name="P20">To demonstrate the functionality on this sample CentOS configuration, let us edit file <text:span text:style-name="T6">/etc/sysconfig/iptables</text:span> and add <text:span text:style-name="T19">three new</text:span> rules, <text:span text:style-name="T19">shown in bold in this output</text:span>:</text:p>
      <text:p text:style-name="P19"/>
      <text:p text:style-name="P37">#</text:p>
      <text:p text:style-name="P37">*filter</text:p>
      <text:p text:style-name="P37">:INPUT ACCEPT [0:0]</text:p>
      <text:p text:style-name="P37">:FORWARD ACCEPT [0:0]</text:p>
      <text:p text:style-name="P37">:OUTPUT ACCEPT [0:0]</text:p>
      <text:p text:style-name="P37">-A INPUT -m state --state RELATED,ESTABLISHED -j ACCEPT</text:p>
      <text:p text:style-name="P37">-A INPUT -p icmp -j ACCEPT</text:p>
      <text:p text:style-name="P37">-A INPUT -i lo -j ACCEPT</text:p>
      <text:p text:style-name="P43">-A INPUT -p udp -m state --state NEW -m udp --dport 53 <text:s text:c="2"/>-j ACCEPT</text:p>
      <text:p text:style-name="P43">-A INPUT -p udp -m state --state NEW -m udp --dport 123 <text:s/>-j ACCEPT</text:p>
      <text:p text:style-name="P37">-A INPUT -p tcp -m state --state NEW -m tcp --dport 22 <text:s text:c="2"/>-j ACCEPT</text:p>
      <text:p text:style-name="P37">-A INPUT -p tcp -m state --state NEW -m tcp --dport 80 <text:s text:c="2"/>-j ACCEPT</text:p>
      <text:p text:style-name="P37">-A INPUT -p tcp -m state --state NEW -m tcp --dport 443 <text:s/>-j ACCEPT</text:p>
      <text:p text:style-name="P43">-A INPUT -p tcp -m state --state NEW -m tcp --dport 8000 -j ACCEPT</text:p>
      <text:p text:style-name="P37">-A INPUT -p tcp -m state --state NEW -m tcp --dport 8080 -j ACCEPT</text:p>
      <text:p text:style-name="P37">-A INPUT -j REJECT --reject-with icmp-host-prohibited</text:p>
      <text:p text:style-name="P37">-A FORWARD -j REJECT --reject-with icmp-host-prohibited</text:p>
      <text:p text:style-name="P37">COMMIT</text:p>
      <text:p text:style-name="P21"/>
      <text:p text:style-name="P21">Running the script in read-only mode shows <text:span text:style-name="T22">the </text:span>detection of the rules that are stored in the text files but are absent from the in-kernel iptables configuration:</text:p>
      <text:p text:style-name="P21"/>
      <text:p text:style-name="P37">[root@centos-vm1 ~]# <text:span text:style-name="T6">./iptables-liveupdate.py</text:span></text:p>
      <text:p text:style-name="P37">timestamp INFO <text:s text:c="4"/>Running IPtables analysis script on target host...</text:p>
      <text:p text:style-name="P37">timestamp INFO <text:s text:c="4"/>For chain IPv4/filter/INPUT, 2 rules in Stored config can be safely inserted</text:p>
      <text:p text:style-name="P37"><text:s text:c="23"/>live in-kernel within other matched rules.</text:p>
      <text:p text:style-name="P37">timestamp INFO <text:s text:c="4"/>For chain IPv4/filter/INPUT, 1 rule in Stored config can be safely inserted</text:p>
      <text:p text:style-name="P37"><text:s text:c="23"/>live in-kernel within other matched rules.</text:p>
      <text:p text:style-name="P37">timestamp WARNING <text:s/>Plan for rule modifications for chain 'IPv4/filter/INPUT' :</text:p>
      <text:p text:style-name="P37"><text:s text:c="23"/>(ALL DELETEs will be performed first! )</text:p>
      <text:p text:style-name="P37">timestamp WARNING <text:s/>For chain IPv4/filter/INPUT, insert at position 4:</text:p>
      <text:p text:style-name="P37"><text:s text:c="23"/>'-p udp -m state --state NEW -m udp --dport 53 <text:s text:c="2"/>-j ACCEPT'</text:p>
      <text:p text:style-name="P37">timestamp WARNING <text:s/>For chain IPv4/filter/INPUT, insert at position 5:</text:p>
      <text:p text:style-name="P37"><text:s text:c="23"/>'-p udp -m state --state NEW -m udp --dport 123 <text:s/>-j ACCEPT'</text:p>
      <text:p text:style-name="P37">timestamp WARNING <text:s/>For chain IPv4/filter/INPUT, insert at position 9:</text:p>
      <text:p text:style-name="P37"><text:s text:c="23"/>'-p tcp -m state --state NEW -m tcp --dport 8000 -j ACCEPT'</text:p>
      <text:p text:style-name="P37">timestamp INFO <text:s text:c="4"/>Solutions found for all unmatched Stored rules.</text:p>
      <text:p text:style-name="P15"/>
      <text:p text:style-name="P21">The script output suggests that live modification of the iptables rules is possible and safe, so we run the script in live-update mode:</text:p>
      <text:p text:style-name="P21"/>
      <text:p text:style-name="P37">[root@centos-vm1 ~]# <text:span text:style-name="T6">./iptables-liveupdate.py --live-update</text:span></text:p>
      <text:p text:style-name="P37">timestamp INFO <text:s text:c="4"/>Running IPtables analysis script on target host...</text:p>
      <text:p text:style-name="P37">timestamp INFO <text:s text:c="4"/>For chain IPv4/filter/INPUT, 2 rules in Stored config can be safely inserted</text:p>
      <text:p text:style-name="P37"><text:s text:c="23"/>live in-kernel within other matched rules.</text:p>
      <text:p text:style-name="P37">timestamp INFO <text:s text:c="4"/>For chain IPv4/filter/INPUT, 1 rule in Stored config can be safely inserted</text:p>
      <text:p text:style-name="P37"><text:s text:c="23"/>live in-kernel within other matched rules.</text:p>
      <text:p text:style-name="P37">timestamp WARNING <text:s/>Plan for rule modifications for chain 'IPv4/filter/INPUT' : </text:p>
      <text:p text:style-name="P37"><text:s text:c="23"/>(ALL DELETEs will be performed first! )</text:p>
      <text:p text:style-name="P37">timestamp WARNING <text:s/>For chain IPv4/filter/INPUT, insert at position 4: </text:p>
      <text:p text:style-name="P37"><text:s text:c="23"/>'-p udp -m state --state NEW -m udp --dport 53 <text:s text:c="2"/>-j ACCEPT'</text:p>
      <text:p text:style-name="P37"><text:soft-page-break/>timestamp WARNING <text:s/>For chain IPv4/filter/INPUT, insert at position 5: </text:p>
      <text:p text:style-name="P37"><text:s text:c="23"/>'-p udp -m state --state NEW -m udp --dport 123 <text:s/>-j ACCEPT'</text:p>
      <text:p text:style-name="P37">timestamp WARNING <text:s/>For chain IPv4/filter/INPUT, insert at position 9: </text:p>
      <text:p text:style-name="P37"><text:s text:c="23"/>'-p tcp -m state --state NEW -m tcp --dport 8000 -j ACCEPT'</text:p>
      <text:p text:style-name="P37">timestamp INFO <text:s text:c="4"/>Solutions found for all unmatched Stored rules. </text:p>
      <text:p text:style-name="P37">timestamp WARNING <text:s/>Starting live update for 'IPv4/filter/INPUT' ...</text:p>
      <text:p text:style-name="P37">timestamp WARNING <text:s/>Live update completed.</text:p>
      <text:p text:style-name="P21"/>
      <text:p text:style-name="P21">Running the script again shows that the in-kernel rules have now been updated:</text:p>
      <text:p text:style-name="P21"/>
      <text:p text:style-name="P37">[root@centos-vm1 ~]# <text:span text:style-name="T6">./iptables-liveupdate.py</text:span></text:p>
      <text:p text:style-name="P37">timestamp INFO <text:s text:c="4"/>Running IPtables analysis script on target host...</text:p>
      <text:p text:style-name="P24"/>
      <text:p text:style-name="P24">OK, so this is not a big deal, right?</text:p>
      <text:p text:style-name="P24"/>
      <text:p text:style-name="P21"><text:span text:style-name="T22">T</text:span>his <text:span text:style-name="T22">test </text:span>Linux host happens to be running Docker… <text:span text:style-name="T22">Doing a raw output of the iptables configuration, just for the “</text:span><text:span text:style-name="T10">filter</text:span><text:span text:style-name="T20">” table, gives a more accurate picture of the situation. If we had naively executed the command “</text:span><text:span text:style-name="T10">service iptables restart</text:span><text:span text:style-name="T20">” to add our three rules, all the lines in bold would have been lost!</text:span></text:p>
      <text:p text:style-name="P21"/>
      <text:p text:style-name="P38">[root@centos-vm1 ~]# <text:span text:style-name="T6">iptables -t filter --list-rules</text:span></text:p>
      <text:p text:style-name="P38">-P INPUT ACCEPT</text:p>
      <text:p text:style-name="P38">-P FORWARD ACCEPT</text:p>
      <text:p text:style-name="P38">-P OUTPUT ACCEPT</text:p>
      <text:p text:style-name="P44">-N DOCKER</text:p>
      <text:p text:style-name="P44">-N DOCKER-ISOLATION</text:p>
      <text:p text:style-name="P38">-A INPUT -m state --state RELATED,ESTABLISHED -j ACCEPT</text:p>
      <text:p text:style-name="P38">-A INPUT -p icmp -j ACCEPT</text:p>
      <text:p text:style-name="P38">-A INPUT -i lo -j ACCEPT</text:p>
      <text:p text:style-name="P38">-A INPUT -p udp -m state --state NEW -m udp --dport 53 -j ACCEPT</text:p>
      <text:p text:style-name="P38">-A INPUT -p udp -m state --state NEW -m udp --dport 123 -j ACCEPT</text:p>
      <text:p text:style-name="P38">-A INPUT -p tcp -m state --state NEW -m tcp --dport 22 -j ACCEPT</text:p>
      <text:p text:style-name="P38">-A INPUT -p tcp -m state --state NEW -m tcp --dport 80 -j ACCEPT</text:p>
      <text:p text:style-name="P38">-A INPUT -p tcp -m state --state NEW -m tcp --dport 443 -j ACCEPT</text:p>
      <text:p text:style-name="P38">-A INPUT -p tcp -m state --state NEW -m tcp --dport 8000 -j ACCEPT</text:p>
      <text:p text:style-name="P38">-A INPUT -p tcp -m state --state NEW -m tcp --dport 8080 -j ACCEPT</text:p>
      <text:p text:style-name="P38">-A INPUT -j REJECT --reject-with icmp-host-prohibited</text:p>
      <text:p text:style-name="P44">-A FORWARD -j DOCKER-ISOLATION</text:p>
      <text:p text:style-name="P44">-A FORWARD -o docker0 -j DOCKER</text:p>
      <text:p text:style-name="P44">-A FORWARD -o docker0 -m conntrack --ctstate RELATED,ESTABLISHED -j ACCEPT</text:p>
      <text:p text:style-name="P44">-A FORWARD -i docker0 ! -o docker0 -j ACCEPT</text:p>
      <text:p text:style-name="P44">-A FORWARD -i docker0 -o docker0 -j ACCEPT</text:p>
      <text:p text:style-name="P44">-A FORWARD -j REJECT --reject-with icmp-host-prohibited</text:p>
      <text:p text:style-name="P44">-A DOCKER-ISOLATION -j RETURN</text:p>
      <text:p text:style-name="P21"/>
      <text:p text:style-name="P22">Note that the Docker service also creates dynamic rules in the “<text:span text:style-name="T6">nat</text:span>” table, which would also have been lost if we had executed “<text:span text:style-name="T6">service iptables restart</text:span>”.</text:p>
      <text:p text:style-name="P21"/>
      <text:p text:style-name="P21"/>
      <text:h text:style-name="P60" text:outline-level="2"><text:bookmark-start text:name="__RefHeading___Toc265_1863460119"/><text:span text:style-name="T25">3.3 Example: </text:span>Using iptables-liveupdate.py to <text:span text:style-name="T20">remove</text:span> filtering rule<text:span text:style-name="T19">s</text:span><text:bookmark-end text:name="__RefHeading___Toc265_1863460119"/></text:h>
      <text:p text:style-name="P15"/>
      <text:p text:style-name="P23">As mentioned previously, by default, a filtering rule that is present in the kernel but absent from the configuration files is ignored. To request deletion of in-kernel rules, they must be present in the configuration files, but prefixed with the string “#DELETE#”.</text:p>
      <text:p text:style-name="P23"/>
      <text:p text:style-name="P23">For example, to delete the three rules added in the previous example, we modify /etc/sysconfig/iptables as follows:</text:p>
      <text:p text:style-name="P22"/>
      <text:p text:style-name="P39">#</text:p>
      <text:p text:style-name="P39">*filter</text:p>
      <text:p text:style-name="P39">:INPUT ACCEPT [0:0]</text:p>
      <text:p text:style-name="P39">:FORWARD ACCEPT [0:0]</text:p>
      <text:p text:style-name="P39">:OUTPUT ACCEPT [0:0]</text:p>
      <text:p text:style-name="P39">-A INPUT -m state --state RELATED,ESTABLISHED -j ACCEPT</text:p>
      <text:p text:style-name="P39">-A INPUT -p icmp -j ACCEPT</text:p>
      <text:p text:style-name="P39">-A INPUT -i lo -j ACCEPT</text:p>
      <text:p text:style-name="P45">#DELETE# -A INPUT -p udp -m state --state NEW -m udp --dport 53 <text:s text:c="2"/>-j ACCEPT</text:p>
      <text:p text:style-name="P45">#DELETE# -A INPUT -p udp -m state --state NEW -m udp --dport 123 <text:s/>-j ACCEPT</text:p>
      <text:p text:style-name="P39">-A INPUT -p tcp -m state --state NEW -m tcp --dport 22 <text:s text:c="2"/>-j ACCEPT</text:p>
      <text:p text:style-name="P39">-A INPUT -p tcp -m state --state NEW -m tcp --dport 80 <text:s text:c="2"/>-j ACCEPT</text:p>
      <text:p text:style-name="P39">-A INPUT -p tcp -m state --state NEW -m tcp --dport 443 <text:s/>-j ACCEPT</text:p>
      <text:p text:style-name="P45">#DELETE# -A INPUT -p tcp -m state --state NEW -m tcp --dport 8000 -j ACCEPT</text:p>
      <text:p text:style-name="P39">-A INPUT -p tcp -m state --state NEW -m tcp --dport 8080 -j ACCEPT</text:p>
      <text:p text:style-name="P39">-A INPUT -j REJECT --reject-with icmp-host-prohibited</text:p>
      <text:p text:style-name="P39">-A FORWARD -j REJECT --reject-with icmp-host-prohibited</text:p>
      <text:p text:style-name="P39">COMMIT</text:p>
      <text:p text:style-name="P24"/>
      <text:p text:style-name="P24">In this case, running the script in live-update mode produces the following output:</text:p>
      <text:p text:style-name="P24"/>
      <text:p text:style-name="P39">[root@centos-vm1 ~]# <text:span text:style-name="T6">./iptables-liveupdate.py --live-update</text:span></text:p>
      <text:p text:style-name="P39">timestamp INFO <text:s text:c="4"/>Running IPtables analysis script on target host...</text:p>
      <text:p text:style-name="P39">timestamp WARNING <text:s/>Plan for rule modifications for chain 'IPv4/filter/INPUT' : </text:p>
      <text:p text:style-name="P39"><text:s text:c="23"/>(ALL DELETEs will be performed first! )</text:p>
      <text:p text:style-name="P39">timestamp WARNING <text:s/>For chain IPv4/filter/INPUT, delete at position 4: </text:p>
      <text:p text:style-name="P39"><text:s text:c="23"/>'-p udp -m state --state NEW -m udp --dport 53 <text:s text:c="2"/>-j ACCEPT'</text:p>
      <text:p text:style-name="P39">timestamp WARNING <text:s/>For chain IPv4/filter/INPUT, delete at position 4: </text:p>
      <text:p text:style-name="P39"><text:s text:c="23"/>'-p udp -m state --state NEW -m udp --dport 123 <text:s/>-j ACCEPT'</text:p>
      <text:p text:style-name="P39">timestamp WARNING <text:s/>For chain IPv4/filter/INPUT, delete at position 7: </text:p>
      <text:p text:style-name="P39"><text:s text:c="23"/>'-p tcp -m state --state NEW -m tcp --dport 8000 -j ACCEPT'</text:p>
      <text:p text:style-name="P39">timestamp INFO <text:s text:c="4"/>Solutions found for all unmatched Stored rules.</text:p>
      <text:p text:style-name="P39">timestamp WARNING <text:s/>Starting live update for 'IPv4/filter/INPUT' ...</text:p>
      <text:p text:style-name="P39">timestamp WARNING <text:s/>Live update completed.</text:p>
      <text:p text:style-name="P24"/>
      <text:p text:style-name="P24">And running it again shows that filtering lines flagged with #DELETE# are ignored if absent from the in-kernel rules:</text:p>
      <text:p text:style-name="P24"/>
      <text:p text:style-name="P39">[root@centos-vm1 ~]# <text:span text:style-name="T6">./iptables-liveupdate.py --live-update</text:span></text:p>
      <text:p text:style-name="P39">timestamp INFO <text:s text:c="4"/>Running IPtables analysis script on target host...</text:p>
      <text:p text:style-name="P15"/>
      <text:p text:style-name="P15"/>
      <text:h text:style-name="P60" text:outline-level="2"><text:bookmark-start text:name="__RefHeading___Toc267_1863460119"/><text:span text:style-name="T25">3.4 </text:span>Structuring modifications that iptables-liveupdate.py can handle<text:bookmark-end text:name="__RefHeading___Toc267_1863460119"/></text:h>
      <text:p text:style-name="P15"/>
      <text:p text:style-name="P25">The script implements a simplified algorithm similar to the Linux “<text:span text:style-name="T6">diff</text:span>” command. To achieve this, the script looks for <text:span text:style-name="T3">anchor points</text:span>:</text:p>
      <text:p text:style-name="P25"/>
      <text:p text:style-name="P25"><text:span text:style-name="T23">In this context, an </text:span><text:span text:style-name="T5">anchor point</text:span><text:span text:style-name="T23"> is defined as a contiguous group of one or more filtering rules that are present, exactly identical, both in the kernel and in the stored configuration files.</text:span></text:p>
      <text:p text:style-name="P25"/>
      <text:p text:style-name="P26">In situations where the script fails to find satisfactory <text:span text:style-name="T3">anchor points</text:span>, it will report errors and refuse to modify the in-kernel iptables configuration.</text:p>
      <text:p text:style-name="P24"/>
      <text:p text:style-name="P26">Accordingly, for each group of rules you wish to insert or delete from an iptables chain, ensure that the group is bracketed above and below by an <text:span text:style-name="T3">anchor point</text:span>. A rule group can also be successfully inserted/deleted at the very beginning of an iptables chain if immediately followed by an <text:span text:style-name="T3">anchor point</text:span>. This also works for a rule group at the very end of an iptables chain if immediately preceded by an <text:span text:style-name="T3">anchor point</text:span>.</text:p>
      <text:p text:style-name="P15"/>
      <text:p text:style-name="P27">Note that iptables-liveupdate.py does not support the presence of multiple identical rules in the stored configuration files. This could confuse the <text:span text:style-name="T24">built-in “diff” algorithm and produce unexpected results. The script checks for this condition and reports an error if it occurs.</text:span></text:p>
      <text:p text:style-name="P15"/>
      <text:p text:style-name="P11"/>
      <text:h text:style-name="P59" text:outline-level="1"><text:bookmark-start text:name="__RefHeading___Toc269_1863460119"/><text:span text:style-name="T25">4.0 </text:span>Targeting multiple hosts with the additional scripts<text:bookmark-end text:name="__RefHeading___Toc269_1863460119"/></text:h>
      <text:p text:style-name="P15"/>
      <text:p text:style-name="P30">If your installation can derive benefits from the additional scripts, they should all be installed in the same directory, as mentioned earlier. So you should have a directory containing the following five files :</text:p>
      <text:p text:style-name="P30"/>
      <text:p text:style-name="P28">iptables-liveupdate-driver.py</text:p>
      <text:p text:style-name="P28">iptables-liveupdate.py</text:p>
      <text:p text:style-name="P28">iptables-backup.py</text:p>
      <text:p text:style-name="P28">relearn-known-hosts.py</text:p>
      <text:p text:style-name="P28">util.py</text:p>
      <text:p text:style-name="P29"/>
      <text:h text:style-name="Heading_20_2" text:outline-level="2"><text:bookmark-start text:name="__RefHeading___Toc271_1863460119"/><text:span text:style-name="T25">4.1 Specifying a list of hosts in</text:span> a JSON config file<text:bookmark-end text:name="__RefHeading___Toc271_1863460119"/></text:h>
      <text:p text:style-name="P15"/>
      <text:p text:style-name="P31">Here is a sample JSON config file for three hosts:</text:p>
      <text:p text:style-name="P31"/>
      <text:p text:style-name="P40">[</text:p>
      <text:p text:style-name="P40"><text:s text:c="2"/>{ "name":"host-1", "ip":"10.128.129.130", "user":"admin", <text:s text:c="2"/>"state":"on" },</text:p>
      <text:p text:style-name="P40"><text:s text:c="2"/>{ "name":"host-2", "ip":"172.16.1.1", <text:s text:c="4"/>"user":"SRCUSER", "state":"on" },</text:p>
      <text:p text:style-name="P40"><text:s text:c="2"/>{ "name":"host-3", "ip":"192.168.1.1", <text:s text:c="3"/>"user":"root", <text:s text:c="3"/>"state":"off" }</text:p>
      <text:p text:style-name="P40">]</text:p>
      <text:p text:style-name="P15"/>
      <text:p text:style-name="P32">For each host in the file, four fields must be specified:</text:p>
      <text:p text:style-name="P32"/>
      <table:table table:name="Table1" table:style-name="Table1">
        <table:table-column table:style-name="Table1.A"/>
        <table:table-column table:style-name="Table1.B"/>
        <table:table-row>
          <table:table-cell table:style-name="Table1.A1" office:value-type="string">
            <text:p text:style-name="P61">Field</text:p>
          </table:table-cell>
          <table:table-cell table:style-name="Table1.B1" office:value-type="string">
            <text:p text:style-name="P61">Description</text:p>
          </table:table-cell>
        </table:table-row>
        <table:table-row>
          <table:table-cell table:style-name="Table1.A2" office:value-type="string">
            <text:p text:style-name="P63">ip</text:p>
          </table:table-cell>
          <table:table-cell table:style-name="Table1.B2" office:value-type="string">
            <text:p text:style-name="P56">Contains the IP address used to setup an SSH connection to the host. Intended to support IPv4 and IPv6 addresses, but only IPv4 addresses have been tested.</text:p>
          </table:table-cell>
        </table:table-row>
        <table:table-row>
          <table:table-cell table:style-name="Table1.A2" office:value-type="string">
            <text:p text:style-name="P63">name</text:p>
          </table:table-cell>
          <table:table-cell table:style-name="Table1.B2" office:value-type="string">
            <text:p text:style-name="P56">Contains a <text:span text:style-name="T25">descriptive </text:span>name for the host, <text:span text:style-name="T25">and</text:span> is used during logging, <text:span text:style-name="T25">If you use </text:span><text:span text:style-name="T27">s</text:span><text:span text:style-name="T26">cript</text:span><text:span text:style-name="T6"> relearn-known-hosts.py</text:span>, <text:span text:style-name="T25">it helps for this name to be resolvable using the locally-available name resolution system (usually DNS), since that script</text:span> attempts to learn the SSH host key of a host by connecti<text:span text:style-name="T25">ng </text:span><text:span text:style-name="T11">both</text:span><text:span text:style-name="T25"> to the specified IP address </text:span><text:span text:style-name="T11">and</text:span><text:span text:style-name="T25"> to the specified name.</text:span></text:p>
          </table:table-cell>
        </table:table-row>
        <table:table-row>
          <table:table-cell table:style-name="Table1.A2" office:value-type="string">
            <text:p text:style-name="P63">user</text:p>
          </table:table-cell>
          <table:table-cell table:style-name="Table1.B2" office:value-type="string">
            <text:p text:style-name="P63">During SSH or SCP connections, the remote user to specify for the target host, which should be <text:span text:style-name="T6">root</text:span> or some user that has <text:span text:style-name="T6">SUDO ALL</text:span> privileges. For ease of use with the scripts, it is preferable that the target user be accessible without a password, typically with SSH key-based authentication. If set to <text:span text:style-name="T6">SRCUSER</text:span>, it means to connect to the target host using the same user name that is running the scripts locally.</text:p>
          </table:table-cell>
        </table:table-row>
        <table:table-row>
          <table:table-cell table:style-name="Table1.A2" office:value-type="string">
            <text:p text:style-name="P63">state</text:p>
          </table:table-cell>
          <table:table-cell table:style-name="Table1.B2" office:value-type="string">
            <text:p text:style-name="P63">Scripts will only process a host in the list if this field is set to <text:span text:style-name="T6">on</text:span>. Other values will cause the host to be silently ignored by the scripts.</text:p>
          </table:table-cell>
        </table:table-row>
      </table:table>
      <text:h text:style-name="Heading_20_2" text:outline-level="2"><text:bookmark-start text:name="__RefHeading___Toc1308_841233069"/><text:soft-page-break/><text:span text:style-name="T28">4.2</text:span> Taking a backup of filtering configs with iptables-backup.py<text:bookmark-end text:name="__RefHeading___Toc1308_841233069"/></text:h>
      <text:p text:style-name="P15"/>
      <text:p text:style-name="P33">In this example, we have a file called <text:span text:style-name="T6">host-list.json</text:span> that contains the definition of two hosts named <text:span text:style-name="T6">c-01</text:span> and <text:span text:style-name="T6">d-01</text:span>, running CentOS and Debian respectively. Running the script successfully would look like this:</text:p>
      <text:p text:style-name="P33"/>
      <text:p text:style-name="P41">$ <text:span text:style-name="T6">./iptables-backup.py host-list.json</text:span></text:p>
      <text:p text:style-name="P41">timestamp <text:s/>INFO <text:s text:c="4"/>Starting IPtables backup script</text:p>
      <text:p text:style-name="P41">timestamp <text:s/>INFO <text:s text:c="4"/>Target directory for backup is ./iptables-backup-20170804-021857 ...</text:p>
      <text:p text:style-name="P41">timestamp <text:s/>INFO <text:s text:c="4"/>Attempting to get IPtables config for host 'd-01' ...</text:p>
      <text:p text:style-name="P41">scp: /etc/sysconfig/iptables: No such file or directory</text:p>
      <text:p text:style-name="P41">scp: /etc/sysconfig/ip6tables: No such file or directory</text:p>
      <text:p text:style-name="P41">timestamp <text:s/>INFO <text:s text:c="4"/>Attempting to get IPtables config for host 'c-01' ...</text:p>
      <text:p text:style-name="P41">scp: /etc/iptables/rules.v4: No such file or directory</text:p>
      <text:p text:style-name="P41">scp: /etc/iptables/rules.v6: No such file or directory</text:p>
      <text:p text:style-name="P41"/>
      <text:p text:style-name="P41"/>
      <text:p text:style-name="P41">$ <text:span text:style-name="T6">ls -lR ./iptables-backup-20170804-021857</text:span></text:p>
      <text:p text:style-name="P41">./iptables-backup-20170804-021857:</text:p>
      <text:p text:style-name="P41">total 8</text:p>
      <text:p text:style-name="P41">drwxrwxr-x. 2 myuser mygrp 4096 Aug <text:s/>3 20:19 c-01</text:p>
      <text:p text:style-name="P41">drwxrwxr-x. 2 myuser mygrp 4096 Aug <text:s/>3 20:19 d-01</text:p>
      <text:p text:style-name="P41"/>
      <text:p text:style-name="P41">./iptables-backup-20170804-021857/c-01:</text:p>
      <text:p text:style-name="P41">total 48</text:p>
      <text:p text:style-name="P41">-rw-------. 1 myuser mygrp 566 Aug <text:s/>3 20:19 centos-v4-rules</text:p>
      <text:p text:style-name="P41">-rw-------. 1 myuser mygrp 709 Aug <text:s/>3 20:19 centos-v6-rules</text:p>
      <text:p text:style-name="P41">-rw-rw-r--. 1 myuser mygrp 818 Aug <text:s/>3 20:19 in-kernel-v4-rules-filter</text:p>
      <text:p text:style-name="P41">-rw-rw-r--. 1 myuser mygrp <text:s/>94 Aug <text:s/>3 20:19 in-kernel-v4-rules-mangle</text:p>
      <text:p text:style-name="P41">-rw-rw-r--. 1 myuser mygrp 295 Aug <text:s/>3 20:19 in-kernel-v4-rules-nat</text:p>
      <text:p text:style-name="P41">-rw-rw-r--. 1 myuser mygrp <text:s/>38 Aug <text:s/>3 20:19 in-kernel-v4-rules-raw</text:p>
      <text:p text:style-name="P41">-rw-rw-r--. 1 myuser mygrp <text:s/>51 Aug <text:s/>3 20:19 in-kernel-v4-rules-security</text:p>
      <text:p text:style-name="P41">-rw-rw-r--. 1 myuser mygrp 418 Aug <text:s/>3 20:19 in-kernel-v6-rules-filter</text:p>
      <text:p text:style-name="P41">-rw-rw-r--. 1 myuser mygrp <text:s/>94 Aug <text:s/>3 20:19 in-kernel-v6-rules-mangle</text:p>
      <text:p text:style-name="P41">-rw-rw-r--. 1 myuser mygrp <text:s/>76 Aug <text:s/>3 20:19 in-kernel-v6-rules-nat</text:p>
      <text:p text:style-name="P41">-rw-rw-r--. 1 myuser mygrp <text:s/>38 Aug <text:s/>3 20:19 in-kernel-v6-rules-raw</text:p>
      <text:p text:style-name="P41">-rw-rw-r--. 1 myuser mygrp <text:s/>51 Aug <text:s/>3 20:19 in-kernel-v6-rules-security</text:p>
      <text:p text:style-name="P41"/>
      <text:p text:style-name="P41">./iptables-backup-20170804-021857/d-01:</text:p>
      <text:p text:style-name="P41">total 48</text:p>
      <text:p text:style-name="P41">-rw-r--r--. 1 myuser mygrp 183 Aug <text:s/>3 20:18 debian-v4-rules</text:p>
      <text:p text:style-name="P41">-rw-r--r--. 1 myuser mygrp 184 Aug <text:s/>3 20:18 debian-v6-rules</text:p>
      <text:p text:style-name="P41">-rw-rw-r--. 1 myuser mygrp <text:s/>51 Aug <text:s/>3 20:19 in-kernel-v4-rules-filter</text:p>
      <text:p text:style-name="P41">-rw-rw-r--. 1 myuser mygrp <text:s/>94 Aug <text:s/>3 20:19 in-kernel-v4-rules-mangle</text:p>
      <text:p text:style-name="P41">-rw-rw-r--. 1 myuser mygrp <text:s/>76 Aug <text:s/>3 20:19 in-kernel-v4-rules-nat</text:p>
      <text:p text:style-name="P41">-rw-rw-r--. 1 myuser mygrp <text:s/>38 Aug <text:s/>3 20:19 in-kernel-v4-rules-raw</text:p>
      <text:p text:style-name="P41">-rw-rw-r--. 1 myuser mygrp <text:s/>51 Aug <text:s/>3 20:19 in-kernel-v4-rules-security</text:p>
      <text:p text:style-name="P41">-rw-rw-r--. 1 myuser mygrp <text:s/>51 Aug <text:s/>3 20:19 in-kernel-v6-rules-filter</text:p>
      <text:p text:style-name="P41">-rw-rw-r--. 1 myuser mygrp <text:s/>94 Aug <text:s/>3 20:19 in-kernel-v6-rules-mangle</text:p>
      <text:p text:style-name="P41">-rw-rw-r--. 1 myuser mygrp <text:s/>76 Aug <text:s/>3 20:19 in-kernel-v6-rules-nat</text:p>
      <text:p text:style-name="P41">-rw-rw-r--. 1 myuser mygrp <text:s/>38 Aug <text:s/>3 20:19 in-kernel-v6-rules-raw</text:p>
      <text:p text:style-name="P41">-rw-rw-r--. 1 myuser mygrp <text:s/>51 Aug <text:s/>3 20:19 in-kernel-v6-rules-security</text:p>
      <text:p text:style-name="P33"/>
      <text:p text:style-name="P33"/>
      <text:h text:style-name="P60" text:outline-level="2"><text:bookmark-start text:name="__RefHeading___Toc1310_841233069"/><text:span text:style-name="T28">4.3</text:span> Running iptables-liveupdate-driver.py to check/update filtering on multiple hosts<text:bookmark-end text:name="__RefHeading___Toc1310_841233069"/></text:h>
      <text:p text:style-name="P15"/>
      <text:p text:style-name="P33">Once a proper JSON config file has been built containing multiple host definitions, script <text:span text:style-name="T6">iptables-liveupdate-driver.py</text:span> can be used to maintain iptables configurations on all the hosts with one command:</text:p>
      <text:p text:style-name="P33"/>
      <text:p text:style-name="P41">$ ./iptables-liveupdate-driver.py -h</text:p>
      <text:p text:style-name="P41">usage: iptables-liveupdate-driver.py [-h]</text:p>
      <text:p text:style-name="P41"><text:s text:c="37"/>[--loglevel {ERROR,WARNING,INFO,DEBUG}]</text:p>
      <text:p text:style-name="P41"><text:s text:c="37"/>[--timeout TIMEOUT] [--live-update]</text:p>
      <text:p text:style-name="P41"><text:s text:c="37"/>json_config_file_name</text:p>
      <text:p text:style-name="P41"/>
      <text:p text:style-name="P41">On a list of remote hosts, check differences between 'stored' and 'in-kernel'</text:p>
      <text:p text:style-name="P41">IPtables IPv4 and IPv6 configurations. For this to work, for each host, the</text:p>
      <text:p text:style-name="P41">username used must have SCP write-access to its home directory (without SUDO),</text:p>
      <text:p text:style-name="P41">and SUDO ALL access. If '--live-update' is specified, the script ALSO modifies</text:p>
      <text:p text:style-name="P41">the 'in-kernel' IPtables rules to make them satisfy the requirements of the</text:p>
      <text:p text:style-name="P41">'stored' IPtables rules.</text:p>
      <text:p text:style-name="P41"/>
      <text:p text:style-name="P41">positional arguments:</text:p>
      <text:p text:style-name="P41"><text:s text:c="2"/>json_config_file_name</text:p>
      <text:p text:style-name="P41"><text:s text:c="24"/>filename of JSON configuration with host list</text:p>
      <text:p text:style-name="P41"/>
      <text:p text:style-name="P41">optional arguments:</text:p>
      <text:p text:style-name="P41"><text:s text:c="2"/>-h, --help <text:s text:c="11"/>show this help message and exit</text:p>
      <text:p text:style-name="P41"><text:s text:c="2"/>--loglevel {ERROR,WARNING,INFO,DEBUG}</text:p>
      <text:p text:style-name="P41"><text:s text:c="24"/>set the log verbosity level, default=INFO</text:p>
      <text:p text:style-name="P41"><text:s text:c="2"/>--timeout TIMEOUT <text:s text:c="4"/>set the SSH connection timeout in seconds, default=5</text:p>
      <text:p text:style-name="P41"><text:s text:c="2"/>--live-update <text:s text:c="8"/>modify remote IPtables configuration on the fly</text:p>
      <text:p text:style-name="P41"/>
      <text:p text:style-name="P41"/>
      <text:p text:style-name="P41"/>
      <text:p text:style-name="P41">$ ./iptables-liveupdate-driver.py host-list.json</text:p>
      <text:p text:style-name="P41">timestamp INFO <text:s text:c="4"/>Starting IPtables liveupdate driver script...</text:p>
      <text:p text:style-name="P41">timestamp INFO <text:s text:c="4"/>Acting on host 'd-01' with address 'sample-ip-address-1' ...</text:p>
      <text:p text:style-name="P41">timestamp INFO <text:s text:c="4"/>Running IPtables analysis script on target host...</text:p>
      <text:p text:style-name="P41">timestamp INFO <text:s text:c="4"/>Acting on host 'c-01' with address 'sample-ip-address-2' ...</text:p>
      <text:p text:style-name="P41">timestamp INFO <text:s text:c="4"/>Running IPtables analysis script on target host...</text:p>
      <text:p text:style-name="P33"/>
      <text:p text:style-name="P33"/>
      <text:h text:style-name="P60" text:outline-level="2"><text:bookmark-start text:name="__RefHeading___Toc1312_841233069"/><text:span text:style-name="T29">4.4</text:span> Re-learning SSH host keys with <text:span text:style-name="T29">script </text:span><text:span text:style-name="T6">relearn-known-hosts.py</text:span><text:bookmark-end text:name="__RefHeading___Toc1312_841233069"/></text:h>
      <text:p text:style-name="P16"/>
      <text:p text:style-name="P34">This script has substantial implications for SSH end-to-end security. For environments where its use is justified, here is an example of its execution:</text:p>
      <text:p text:style-name="P34"/>
      <text:p text:style-name="P42">$ ./relearn-known-hosts.py -h</text:p>
      <text:p text:style-name="P42">usage: relearn-known-hosts.py [-h] [--loglevel {ERROR,WARNING,INFO,DEBUG}]</text:p>
      <text:p text:style-name="P42"><text:s text:c="30"/>[--timeout TIMEOUT]</text:p>
      <text:p text:style-name="P42"><text:s text:c="30"/>json_config_file_name</text:p>
      <text:p text:style-name="P42"/>
      <text:p text:style-name="P42">Forget and re-learn destination SSH host keys. Useful in environments where</text:p>
      <text:p text:style-name="P42">the network is trusted and hosts are frequently re-created or re-installed,</text:p>
      <text:p text:style-name="P42">and there is no tracking of SSH host keys. USING THIS SCRIPT WITHOUT</text:p>
      <text:p text:style-name="P42">UNDERSTANDING AND CONTROLLING ITS SECURITY IMPLICATIONS BREAKS THE SSH MAN-IN-</text:p>
      <text:p text:style-name="P42">THE-MIDDLE ATTACK DETECTION SYSTEM!</text:p>
      <text:p text:style-name="P42"/>
      <text:p text:style-name="P42">positional arguments:</text:p>
      <text:p text:style-name="P42"><text:s text:c="2"/>json_config_file_name</text:p>
      <text:p text:style-name="P42"><text:s text:c="24"/>filename of JSON configuration with host list</text:p>
      <text:p text:style-name="P42"/>
      <text:p text:style-name="P42">optional arguments:</text:p>
      <text:p text:style-name="P42"><text:s text:c="2"/>-h, --help <text:s text:c="11"/>show this help message and exit</text:p>
      <text:p text:style-name="P42"><text:s text:c="2"/>--loglevel {ERROR,WARNING,INFO,DEBUG}</text:p>
      <text:p text:style-name="P42"><text:s text:c="24"/>set the log verbosity level, default=INFO</text:p>
      <text:p text:style-name="P42"><text:s text:c="2"/>--timeout TIMEOUT <text:s text:c="4"/>set the SSH connection timeout in seconds, default=5</text:p>
      <text:p text:style-name="P42"/>
      <text:p text:style-name="P42"/>
      <text:p text:style-name="P42"/>
      <text:p text:style-name="P42"/>
      <text:p text:style-name="P42">$ ./relearn-known-hosts.py host-list.json</text:p>
      <text:p text:style-name="P42">timestamp INFO <text:s text:c="4"/>Removing known_hosts SSH keys for all hosts in host-list.json ...</text:p>
      <text:p text:style-name="P42">timestamp INFO <text:s text:c="4"/>Removal complete.</text:p>
      <text:p text:style-name="P42">timestamp INFO <text:s text:c="4"/>Re-learning known_hosts entries for all active host IPs ...</text:p>
      <text:p text:style-name="P15"/>
      <text:h text:style-name="Heading_20_1" text:outline-level="1"><text:bookmark-start text:name="__RefHeading___Toc1314_841233069"/><text:span text:style-name="T29">5.0</text:span> Conclusion<text:bookmark-end text:name="__RefHeading___Toc1314_841233069"/></text:h>
      <text:p text:style-name="Text_20_body"/>
      <text:p text:style-name="P47">The tools <text:span text:style-name="T30">described in this document are very specialized and certainly not for general use. It is hoped that their open-source availability can help at least some IT professionals have easier work day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217a2" officeooo:paragraph-rsid="003217a2"/>
    </style:style>
    <style:page-layout style:name="Mpm1">
      <style:page-layout-properties fo:page-width="21.59cm" fo:page-height="27.94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Page <text:page-number text:select-page="current">2</text:page-number> of <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Chatel</meta:initial-creator>
    <meta:creation-date>2017-08-03T10:08:30.328453969</meta:creation-date>
    <dc:date>2017-08-03T21:19:30.097381843</dc:date>
    <dc:creator>Marc Chatel</dc:creator>
    <meta:editing-duration>PT1H25M32S</meta:editing-duration>
    <meta:editing-cycles>7</meta:editing-cycles>
    <meta:generator>LibreOffice/5.0.6.2$Linux_X86_64 LibreOffice_project/00$Build-2</meta:generator>
    <meta:document-statistic meta:table-count="2" meta:image-count="0" meta:object-count="0" meta:page-count="13" meta:paragraph-count="392" meta:word-count="4184" meta:character-count="29561" meta:non-whitespace-character-count="24474"/>
  </office:meta>
</office:document-meta>
</file>